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7daee3" draw:textarea-horizontal-align="justify" draw:textarea-vertical-align="middle" draw:auto-grow-height="false" fo:min-height="1.401cm" fo:min-width="3.564cm"/>
    </style:style>
    <style:style style:name="gr2" style:family="graphic" style:parent-style-name="standard">
      <style:graphic-properties svg:stroke-color="#000000" draw:fill="solid" draw:fill-color="#fef8ae" draw:textarea-horizontal-align="justify" draw:textarea-vertical-align="middle" draw:auto-grow-height="false" fo:min-height="3.179cm" fo:min-width="3.818cm"/>
    </style:style>
    <style:style style:name="gr3" style:family="graphic" style:parent-style-name="standard">
      <style:graphic-properties svg:stroke-color="#000000" draw:fill="solid" draw:fill-color="#ff8180" draw:textarea-horizontal-align="justify" draw:textarea-vertical-align="middle" draw:auto-grow-height="false" fo:min-height="1.955cm" fo:min-width="3.564cm"/>
    </style:style>
    <style:style style:name="gr4" style:family="graphic" style:parent-style-name="standard">
      <style:graphic-properties svg:stroke-color="#000000" draw:fill="solid" draw:fill-color="#ff8180" draw:textarea-horizontal-align="justify" draw:textarea-vertical-align="middle" draw:auto-grow-height="false" fo:min-height="1.995cm" fo:min-width="3.56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Ultrafine_20_Dashed"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639cm" fo:min-width="4.453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639cm" fo:min-width="3.029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877cm" fo:min-width="3.02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daee3"/>
      <style:paragraph-properties fo:text-align="center"/>
    </style:style>
    <style:style style:name="P3" style:family="paragraph">
      <loext:graphic-properties draw:fill="solid" draw:fill-color="#fef8ae"/>
      <style:paragraph-properties fo:text-align="center"/>
    </style:style>
    <style:style style:name="P4" style:family="paragraph">
      <loext:graphic-properties draw:fill="solid" draw:fill-color="#ff818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  <style:text-properties fo:font-size="13pt" style:font-size-asian="18pt" style:font-size-complex="18pt"/>
    </style:style>
    <style:style style:name="T1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draw:layer="layout" svg:width="4.064cm" svg:height="1.651cm" svg:x="1cm" svg:y="0.6cm">
          <text:p text:style-name="P1">Aplikac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318cm" svg:height="3.429cm" svg:x="6.715cm" svg:y="0.773cm">
          <text:p text:style-name="P1">Vulkan loader<text:line-break/><text:line-break/><text:span text:style-name="T1"><text:line-break/></text:span><text:span text:style-name="T1"><text:line-break/></text:span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064cm" svg:height="2.205cm" svg:x="12.557cm" svg:y="0.6cm">
          <text:p text:style-name="P1">Vulkan ICD<text:line-break/><text:line-break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064cm" svg:height="1.651cm" svg:x="1cm" svg:y="2.632cm">
          <text:p text:style-name="P1">Aplikac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064cm" svg:height="2.245cm" svg:x="12.557cm" svg:y="3.1cm">
          <text:p text:style-name="P1">Vulkan ICD<text:line-break/><text:line-break/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5.191cm" svg:y1="1.562cm" svg:x2="6.969cm" svg:y2="2.043cm">
          <text:p/>
        </draw:line>
        <draw:line draw:style-name="gr5" draw:text-style-name="P5" draw:layer="layout" svg:x1="5.191cm" svg:y1="3.059cm" svg:x2="6.969cm" svg:y2="2.297cm">
          <text:p/>
        </draw:line>
        <draw:line draw:style-name="gr6" draw:text-style-name="P5" draw:layer="layout" svg:x1="10.779cm" svg:y1="2.17cm" svg:x2="12.43cm" svg:y2="1.616cm">
          <text:p/>
        </draw:line>
        <draw:line draw:style-name="gr6" draw:text-style-name="P5" draw:layer="layout" svg:x1="10.779cm" svg:y1="2.551cm" svg:x2="12.43cm" svg:y2="3.34cm">
          <text:p/>
        </draw:line>
        <draw:custom-shape draw:style-name="gr7" draw:text-style-name="P6" draw:layer="layout" svg:width="4.953cm" svg:height="0.889cm" svg:x="18.172cm" svg:y="0.619cm">
          <text:p text:style-name="P1">Fyzické zařízení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953cm" svg:height="0.889cm" svg:x="18.172cm" svg:y="2.019cm">
          <text:p text:style-name="P1">Fyzické zařízení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953cm" svg:height="0.889cm" svg:x="18.172cm" svg:y="3.419cm">
          <text:p text:style-name="P1">Fyzické zařízení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6.748cm" svg:y1="1.127cm" svg:x2="18.045cm" svg:y2="1.127cm">
          <text:p/>
        </draw:line>
        <draw:line draw:style-name="gr5" draw:text-style-name="P5" draw:layer="layout" svg:x1="16.748cm" svg:y1="3.921cm" svg:x2="18.045cm" svg:y2="3.921cm">
          <text:p/>
        </draw:line>
        <draw:custom-shape draw:style-name="gr8" draw:text-style-name="P7" draw:layer="layout" svg:width="3.529cm" svg:height="0.889cm" svg:x="7.123cm" svg:y="2.978cm">
          <text:p text:style-name="P1"><text:span text:style-name="T1">Trampolína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529cm" svg:height="1.127cm" svg:x="7.123cm" svg:y="1.678cm">
          <text:p text:style-name="P1"><text:span text:style-name="T1">Instance-level</text:span><text:span text:style-name="T1"><text:line-break/></text:span><text:span text:style-name="T1">funkcionalita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529cm" svg:height="1.127cm" svg:x="12.823cm" svg:y="1.478cm">
          <text:p text:style-name="P1"><text:span text:style-name="T1">Device-level</text:span><text:span text:style-name="T1"><text:line-break/></text:span><text:span text:style-name="T1">funkcionalita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529cm" svg:height="1.127cm" svg:x="12.823cm" svg:y="3.978cm">
          <text:p text:style-name="P1"><text:span text:style-name="T1">Device-level</text:span><text:span text:style-name="T1"><text:line-break/></text:span><text:span text:style-name="T1">funkcionalita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0.779cm" svg:y1="3.286cm" svg:x2="12.684cm" svg:y2="2.397cm">
          <text:p/>
        </draw:line>
        <draw:line draw:style-name="gr5" draw:text-style-name="P5" draw:layer="layout" svg:x1="10.779cm" svg:y1="3.567cm" svg:x2="12.684cm" svg:y2="4.329cm">
          <text:p/>
        </draw:line>
        <draw:line draw:style-name="gr5" draw:text-style-name="P5" draw:layer="layout" svg:x1="5.191cm" svg:y1="1.916cm" svg:x2="6.969cm" svg:y2="3.313cm">
          <text:p/>
        </draw:line>
        <draw:line draw:style-name="gr5" draw:text-style-name="P5" draw:layer="layout" svg:x1="5.191cm" svg:y1="3.313cm" svg:x2="6.969cm" svg:y2="3.567cm">
          <text:p/>
        </draw:line>
        <draw:line draw:style-name="gr5" draw:text-style-name="P5" draw:layer="layout" svg:x1="16.748cm" svg:y1="2.475cm" svg:x2="18.045cm" svg:y2="2.4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13cm" fo:page-height="5.8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05T15:20:07.518422895</meta:creation-date>
    <dc:date>2021-07-11T17:00:13.275153516</dc:date>
    <meta:editing-duration>PT15M50S</meta:editing-duration>
    <meta:editing-cycles>5</meta:editing-cycles>
    <meta:generator>LibreOffice/6.0.7.3$Linux_X86_64 LibreOffice_project/00m0$Build-3</meta:generator>
    <meta:document-statistic meta:object-count="23"/>
  </office:meta>
</office:document-meta>
</file>